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4.471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ffcc00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ackground-color="#ffcc00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0.06pt solid #000000" fo:background-color="#ffcc00" fo:border-left="0.06pt solid #000000" fo:border-right="none" fo:border-top="none"/>
    </style:style>
    <style:style style:name="ce20" style:family="table-cell" style:parent-style-name="Default" style:data-style-name="N0">
      <style:table-cell-properties fo:background-color="#99ff66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99ff66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ffcc00" fo:border-left="none" fo:border-right="none" fo:border-top="0.06pt solid #000000"/>
    </style:style>
    <style:style style:name="ce10" style:family="table-cell" style:parent-style-name="Default" style:data-style-name="N0">
      <style:table-cell-properties fo:background-color="#ffcc00"/>
    </style:style>
    <style:style style:name="ce13" style:family="table-cell" style:parent-style-name="Default" style:data-style-name="N0">
      <style:table-cell-properties fo:border-bottom="0.06pt solid #000000" fo:background-color="#ffcc00" fo:border-left="none" fo:border-right="none" fo:border-top="none"/>
    </style:style>
    <style:style style:name="ce16" style:family="table-cell" style:parent-style-name="Default" style:data-style-name="N0">
      <style:table-cell-properties fo:border-bottom="none" fo:background-color="#ffcc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99ff66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fcc00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ackground-color="#ffcc00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ackground-color="#ffcc00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#ffcc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11">
      <style:table-cell-properties fo:background-color="#66ffff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dddddd"/>
    </style:style>
    <style:style style:name="ce18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66ffff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99"/>
    </style:style>
    <style:style style:name="ce38" style:family="table-cell" style:parent-style-name="Default" style:data-style-name="N0">
      <style:table-cell-properties fo:background-color="#ffcc0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66ffff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 loext:decorative="false"/>
      <style:paragraph-properties style:font-independent-line-spacing="false"/>
    </style:style>
    <style:style style:name="P1" style:family="paragraph">
      <loext:graphic-properties draw:fill="none"/>
      <style:paragraph-properties style:font-independent-line-spacing="false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1" fo:font-size="11pt" fo:font-weight="normal" style:text-underline-style="none" style:text-underline-color="font-color" style:text-line-through-type="none" fo:font-style="italic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Modelo_1-Nivel_Paralelismo" table:style-name="ta1">
        <table:shapes>
          <draw:frame draw:z-index="0" draw:name="Gráfico 1" draw:style-name="gr1" svg:width="15.797cm" svg:height="12.063cm" svg:x="20.378cm" svg:y="3.57cm">
            <draw:object draw:notify-on-update-of-ranges="'Modelo_1-Nivel_Paralelismo'.D10:'Modelo_1-Nivel_Paralelismo'.D20 'Modelo_1-Nivel_Paralelismo'.E9:'Modelo_1-Nivel_Paralelismo'.E9 'Modelo_1-Nivel_Paralelismo'.E10:'Modelo_1-Nivel_Paralelismo'.E20 'Modelo_1-Nivel_Paralelismo'.D10:'Modelo_1-Nivel_Paralelismo'.D20 'Modelo_1-Nivel_Paralelismo'.F9:'Modelo_1-Nivel_Paralelismo'.F9 'Modelo_1-Nivel_Paralelismo'.F10:'Modelo_1-Nivel_Paralelismo'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uadroTexto 2" draw:style-name="gr2" draw:text-style-name="P1" svg:width="4.011cm" svg:height="1.033cm" svg:x="2.175cm" svg:y="1.036cm">
            <draw:text-box>
              <text:p/>
            </draw:text-box>
          </draw:frame>
        </table:shapes>
        <table:table-column table:style-name="co1" table:number-columns-repeated="3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7" table:default-cell-style-name="ce19"/>
        <table:table-column table:style-name="co3" table:number-columns-repeated="16369" table:default-cell-style-name="ce19"/>
        <table:table-row table:style-name="ro1">
          <table:table-cell table:style-name="ce2" office:value-type="string" calcext:value-type="string">
            <text:p>Modelo de tiempo para Función con 1 Nivel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8"/>
          <table:table-cell table:style-name="ce18" table:number-columns-repeated="5"/>
          <table:table-cell table:number-columns-repeated="16371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4"/>
          <table:table-cell table:style-name="ce15" office:value-type="string" calcext:value-type="string">
            <text:p>Herramientas → Solucionador…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/>
          <table:table-cell table:style-name="ce11"/>
          <table:table-cell table:number-columns-repeated="4"/>
          <table:table-cell table:style-name="ce15" table:number-columns-repeated="5"/>
          <table:table-cell table:style-name="ce18"/>
          <table:table-cell table:number-columns-repeated="16371"/>
        </table:table-row>
        <table:table-row table:style-name="ro1">
          <table:table-cell table:style-name="ce12"/>
          <table:table-cell table:style-name="ce13"/>
          <table:table-cell table:style-name="ce14"/>
          <table:table-cell table:number-columns-repeated="4"/>
          <table:table-cell table:style-name="ce15" office:value-type="string" calcext:value-type="string">
            <text:p>(Opciones → Algoritmo del Solucionador → DEPS Evolutionary Algorithm)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/>
          <table:table-cell table:style-name="ce16" office:value-type="string" calcext:value-type="string">
            <text:p>NE =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4"/>
          <table:table-cell table:style-name="ce18" table:number-columns-repeated="6"/>
          <table:table-cell table:number-columns-repeated="16371"/>
        </table:table-row>
        <table:table-row table:style-name="ro1">
          <table:table-cell table:number-columns-repeated="7"/>
          <table:table-cell table:style-name="ce18" table:number-columns-repeated="6"/>
          <table:table-cell table:number-columns-repeated="16371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" office:value-type="string" calcext:value-type="string">
            <text:p>Hilos</text:p>
          </table:table-cell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s1</text:span> =</text:p>
          </table:table-cell>
          <table:table-cell table:style-name="ce21" office:value-type="float" office:value="0.668042448774879" calcext:value-type="float">
            <text:p>0,668042448774879</text:p>
          </table:table-cell>
          <table:table-cell/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h</text:span> =</text:p>
          </table:table-cell>
          <table:table-cell table:style-name="ce21" office:value-type="float" office:value="0.0397306714201495" calcext:value-type="float">
            <text:p>0,0397306714201495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6" table:formula="of:=+[.G28]" office:value-type="float" office:value="3.982" calcext:value-type="float">
            <text:p>3,98</text:p>
          </table:table-cell>
          <table:table-cell table:style-name="ce26" table:formula="of:=+[.$C$6]*[.$B$9]/[.D10]+[.$B$10]*[.D10]" office:value-type="float" office:value="4.04798536406942" calcext:value-type="float">
            <text:p>4,05</text:p>
          </table:table-cell>
          <table:table-cell table:style-name="ce27" table:formula="of:=+([.E10]-[.F10])^2" office:value-type="float" office:value="0.00435406827137424" calcext:value-type="float">
            <text:p>0,00435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table:formula="of:=+[.G29]" office:value-type="float" office:value="2.112" calcext:value-type="float">
            <text:p>2,11</text:p>
          </table:table-cell>
          <table:table-cell table:style-name="ce26" table:formula="of:=+[.$C$6]*[.$B$9]/[.D11]+[.$B$10]*[.D11]" office:value-type="float" office:value="2.08358868916494" calcext:value-type="float">
            <text:p>2,08</text:p>
          </table:table-cell>
          <table:table-cell table:style-name="ce27" table:formula="of:=+([.E11]-[.F11])^2" office:value-type="float" office:value="0.000807202583366605" calcext:value-type="float">
            <text:p>0,000807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4" calcext:value-type="float">
            <text:p>4</text:p>
          </table:table-cell>
          <table:table-cell table:style-name="ce26" table:formula="of:=+[.G30]" office:value-type="float" office:value="1.442" calcext:value-type="float">
            <text:p>1,44</text:p>
          </table:table-cell>
          <table:table-cell table:style-name="ce26" table:formula="of:=+[.$C$6]*[.$B$9]/[.D12]+[.$B$10]*[.D12]" office:value-type="float" office:value="1.16098635884292" calcext:value-type="float">
            <text:p>1,16</text:p>
          </table:table-cell>
          <table:table-cell table:style-name="ce27" table:formula="of:=+([.E12]-[.F12])^2" office:value-type="float" office:value="0.0789686665163623" calcext:value-type="float">
            <text:p>0,078969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table:formula="of:=+[.G31]" office:value-type="float" office:value="0.762" calcext:value-type="float">
            <text:p>0,76</text:p>
          </table:table-cell>
          <table:table-cell table:style-name="ce26" table:formula="of:=+[.$C$6]*[.$B$9]/[.D13]+[.$B$10]*[.D13]" office:value-type="float" office:value="0.906426477295776" calcext:value-type="float">
            <text:p>0,91</text:p>
          </table:table-cell>
          <table:table-cell table:style-name="ce27" table:formula="of:=+([.E13]-[.F13])^2" office:value-type="float" office:value="0.0208590073440673" calcext:value-type="float">
            <text:p>0,020859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table:formula="of:=+[.G32]" office:value-type="float" office:value="0.876" calcext:value-type="float">
            <text:p>0,88</text:p>
          </table:table-cell>
          <table:table-cell table:style-name="ce26" table:formula="of:=+[.$C$6]*[.$B$9]/[.D14]+[.$B$10]*[.D14]" office:value-type="float" office:value="0.818877207942355" calcext:value-type="float">
            <text:p>0,82</text:p>
          </table:table-cell>
          <table:table-cell table:style-name="ce27" table:formula="of:=+([.E14]-[.F14])^2" office:value-type="float" office:value="0.00326301337246095" calcext:value-type="float">
            <text:p>0,00326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table:formula="of:=+[.G33]" office:value-type="float" office:value="0.802" calcext:value-type="float">
            <text:p>0,80</text:p>
          </table:table-cell>
          <table:table-cell table:style-name="ce26" table:formula="of:=+[.$C$6]*[.$B$9]/[.D15]+[.$B$10]*[.D15]" office:value-type="float" office:value="0.798132183466422" calcext:value-type="float">
            <text:p>0,80</text:p>
          </table:table-cell>
          <table:table-cell table:style-name="ce27" table:formula="of:=+([.E15]-[.F15])^2" office:value-type="float" office:value="0.0000149600047374179" calcext:value-type="float">
            <text:p>0,00001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table:formula="of:=+[.G34]" office:value-type="float" office:value="0.824" calcext:value-type="float">
            <text:p>0,82</text:p>
          </table:table-cell>
          <table:table-cell table:style-name="ce26" table:formula="of:=+[.$C$6]*[.$B$9]/[.D16]+[.$B$10]*[.D16]" office:value-type="float" office:value="0.810789281429233" calcext:value-type="float">
            <text:p>0,81</text:p>
          </table:table-cell>
          <table:table-cell table:style-name="ce27" table:formula="of:=+([.E16]-[.F16])^2" office:value-type="float" office:value="0.00017452308515601" calcext:value-type="float">
            <text:p>0,00017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table:formula="of:=+[.G35]" office:value-type="float" office:value="0.872" calcext:value-type="float">
            <text:p>0,87</text:p>
          </table:table-cell>
          <table:table-cell table:style-name="ce26" table:formula="of:=+[.$C$6]*[.$B$9]/[.D17]+[.$B$10]*[.D17]" office:value-type="float" office:value="0.842533306499898" calcext:value-type="float">
            <text:p>0,84</text:p>
          </table:table-cell>
          <table:table-cell table:style-name="ce27" table:formula="of:=+([.E17]-[.F17])^2" office:value-type="float" office:value="0.000868286025828954" calcext:value-type="float">
            <text:p>0,000868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table:formula="of:=+[.G36]" office:value-type="float" office:value="0.804" calcext:value-type="float">
            <text:p>0,80</text:p>
          </table:table-cell>
          <table:table-cell table:style-name="ce26" table:formula="of:=+[.$C$6]*[.$B$9]/[.D18]+[.$B$10]*[.D18]" office:value-type="float" office:value="0.886206661012971" calcext:value-type="float">
            <text:p>0,89</text:p>
          </table:table-cell>
          <table:table-cell table:style-name="ce27" table:formula="of:=+([.E18]-[.F18])^2" office:value-type="float" office:value="0.00675793511490153" calcext:value-type="float">
            <text:p>0,006758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5"/>
          <table:table-cell table:style-name="ce26" table:number-columns-repeated="2"/>
          <table:table-cell table:style-name="ce27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9" office:value-type="string" calcext:value-type="string">
            <text:p>Suma</text:p>
          </table:table-cell>
          <table:table-cell table:style-name="ce30" table:formula="of:=SUM([.G10:.G20])" office:value-type="float" office:value="0.116067662318255" calcext:value-type="float">
            <text:p>0,116068</text:p>
          </table:table-cell>
          <table:table-cell table:style-name="ce31" office:value-type="string" calcext:value-type="string">
            <text:p>Celda Objetivo → Mínimo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2" office:value-type="string" calcext:value-type="string">
            <text:p>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media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6" office:value-type="float" office:value="4" calcext:value-type="float">
            <text:p>4,00</text:p>
          </table:table-cell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4.04" calcext:value-type="float">
            <text:p>4,04</text:p>
          </table:table-cell>
          <table:table-cell table:style-name="ce26" office:value-type="float" office:value="4.03" calcext:value-type="float">
            <text:p>4,03</text:p>
          </table:table-cell>
          <table:table-cell table:style-name="ce25" office:value-type="float" office:value="3.83" calcext:value-type="float">
            <text:p>3,83</text:p>
          </table:table-cell>
          <table:table-cell table:style-name="ce34" table:formula="of:=+AVERAGE([.B28:.F28])" office:value-type="float" office:value="3.982" calcext:value-type="float">
            <text:p>3,9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6" office:value-type="float" office:value="2.17" calcext:value-type="float">
            <text:p>2,17</text:p>
          </table:table-cell>
          <table:table-cell table:style-name="ce26" office:value-type="float" office:value="1.91" calcext:value-type="float">
            <text:p>1,91</text:p>
          </table:table-cell>
          <table:table-cell table:style-name="ce26" office:value-type="float" office:value="2" calcext:value-type="float">
            <text:p>2,00</text:p>
          </table:table-cell>
          <table:table-cell table:style-name="ce26" office:value-type="float" office:value="2.11" calcext:value-type="float">
            <text:p>2,11</text:p>
          </table:table-cell>
          <table:table-cell table:style-name="ce25" office:value-type="float" office:value="2.37" calcext:value-type="float">
            <text:p>2,37</text:p>
          </table:table-cell>
          <table:table-cell table:style-name="ce34" table:formula="of:=+AVERAGE([.B29:.F29])" office:value-type="float" office:value="2.112" calcext:value-type="float">
            <text:p>2,11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6" office:value-type="float" office:value="1.52" calcext:value-type="float">
            <text:p>1,52</text:p>
          </table:table-cell>
          <table:table-cell table:style-name="ce26" office:value-type="float" office:value="1.62" calcext:value-type="float">
            <text:p>1,62</text:p>
          </table:table-cell>
          <table:table-cell table:style-name="ce26" office:value-type="float" office:value="1.34" calcext:value-type="float">
            <text:p>1,34</text:p>
          </table:table-cell>
          <table:table-cell table:style-name="ce26" office:value-type="float" office:value="1.28" calcext:value-type="float">
            <text:p>1,28</text:p>
          </table:table-cell>
          <table:table-cell table:style-name="ce25" office:value-type="float" office:value="1.45" calcext:value-type="float">
            <text:p>1,45</text:p>
          </table:table-cell>
          <table:table-cell table:style-name="ce34" table:formula="of:=+AVERAGE([.B30:.F30])" office:value-type="float" office:value="1.442" calcext:value-type="float">
            <text:p>1,44</text:p>
          </table:table-cell>
          <table:table-cell table:style-name="ce25"/>
          <table:table-cell table:style-name="ce18"/>
          <table:table-cell table:number-columns-repeated="1637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72" calcext:value-type="float">
            <text:p>0,72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1:.F31])" office:value-type="float" office:value="0.762" calcext:value-type="float">
            <text:p>0,76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6" office:value-type="float" office:value="1.06" calcext:value-type="float">
            <text:p>1,06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82" calcext:value-type="float">
            <text:p>0,82</text:p>
          </table:table-cell>
          <table:table-cell table:style-name="ce26" office:value-type="float" office:value="0.75" calcext:value-type="float">
            <text:p>0,75</text:p>
          </table:table-cell>
          <table:table-cell table:style-name="ce25" office:value-type="float" office:value="0.9" calcext:value-type="float">
            <text:p>0,9</text:p>
          </table:table-cell>
          <table:table-cell table:style-name="ce34" table:formula="of:=+AVERAGE([.B32:.F32])" office:value-type="float" office:value="0.876" calcext:value-type="float">
            <text:p>0,8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87" calcext:value-type="float">
            <text:p>0,8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3:.F33])" office:value-type="float" office:value="0.802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0.91" calcext:value-type="float">
            <text:p>0,91</text:p>
          </table:table-cell>
          <table:table-cell table:style-name="ce26" office:value-type="float" office:value="0.84" calcext:value-type="float">
            <text:p>0,84</text:p>
          </table:table-cell>
          <table:table-cell table:style-name="ce26" office:value-type="float" office:value="0.83" calcext:value-type="float">
            <text:p>0,83</text:p>
          </table:table-cell>
          <table:table-cell table:style-name="ce26" office:value-type="float" office:value="0.69" calcext:value-type="float">
            <text:p>0,69</text:p>
          </table:table-cell>
          <table:table-cell table:style-name="ce25" office:value-type="float" office:value="0.85" calcext:value-type="float">
            <text:p>0,85</text:p>
          </table:table-cell>
          <table:table-cell table:style-name="ce34" table:formula="of:=+AVERAGE([.B34:.F34])" office:value-type="float" office:value="0.824" calcext:value-type="float">
            <text:p>0,82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97" calcext:value-type="float">
            <text:p>0,9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5" office:value-type="float" office:value="0.97" calcext:value-type="float">
            <text:p>0,97</text:p>
          </table:table-cell>
          <table:table-cell table:style-name="ce34" table:formula="of:=+AVERAGE([.B35:.F35])" office:value-type="float" office:value="0.872" calcext:value-type="float">
            <text:p>0,87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7" calcext:value-type="float">
            <text:p>0,87</text:p>
          </table:table-cell>
          <table:table-cell table:style-name="ce34" table:formula="of:=+AVERAGE([.B36:.F36])" office:value-type="float" office:value="0.804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serie de tiempos experimentales (azul) debe tener aproximadamente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forma que aparece en la gráfica.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number-columns-repeated="5"/>
          <table:table-cell table:style-name="ce25" table:number-columns-repeated="3"/>
          <table:table-cell table:style-name="ce35" office:value-type="string" calcext:value-type="string">
            <text:p>Para lo cual es imprescindible que la Cuestión 1 de la práctica esté correctamente implementada.</text:p>
          </table:table-cell>
          <table:table-cell table:style-name="ce35" table:number-columns-repeated="6"/>
          <table:table-cell table:number-columns-repeated="16369"/>
        </table:table-row>
        <table:table-row table:style-name="ro1" table:number-rows-repeated="21">
          <table:table-cell table:number-columns-repeated="5"/>
          <table:table-cell table:style-name="ce25" table:number-columns-repeated="3"/>
          <table:table-cell table:number-columns-repeated="16376"/>
        </table:table-row>
        <table:table-row table:style-name="ro1" table:number-rows-repeated="37">
          <table:table-cell table:number-columns-repeated="4"/>
          <table:table-cell table:style-name="ce25" table:number-columns-repeated="4"/>
          <table:table-cell table:number-columns-repeated="16376"/>
        </table:table-row>
        <table:table-row table:style-name="ro3" table:number-rows-repeated="1048478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solver_adj" table:base-cell-address="$'Modelo_1-Nivel_Paralelismo'.$A$1" table:cell-range-address=".$B$9:.$B$10"/>
          <table:named-expression table:name="solver_lo_eng" table:base-cell-address="$'Modelo_1-Nivel_Paralelismo'.$A$1" table:expression="&quot;com.sun.star.comp.Calc.NLPSolver.DEPSSolverImpl&quot;"/>
          <table:named-expression table:name="solver_num" table:base-cell-address="$'Modelo_1-Nivel_Paralelismo'.$A$1" table:expression="0"/>
          <table:named-range table:name="solver_opt" table:base-cell-address="$'Modelo_1-Nivel_Paralelismo'.$A$1" table:cell-range-address=".$G$24"/>
          <table:named-expression table:name="solver_typ" table:base-cell-address="$'Modelo_1-Nivel_Paralelismo'.$A$1" table:expression="2"/>
        </table:named-expressions>
      </table:table>
      <table:table table:name="Modelo_2-Niveles_Paralelismo" table:style-name="ta1">
        <table:shapes>
          <draw:frame draw:z-index="0" draw:name="CuadroTexto 1" draw:style-name="gr2" draw:text-style-name="P1" svg:width="6.421cm" svg:height="1.121cm" svg:x="2.175cm" svg:y="0.93cm">
            <draw:text-box>
              <text:p/>
            </draw:text-box>
          </draw:frame>
        </table:shapes>
        <table:table-column table:style-name="co1" table:number-columns-repeated="4" table:default-cell-style-name="ce19"/>
        <table:table-column table:style-name="co7" table:default-cell-style-name="ce19"/>
        <table:table-column table:style-name="co3" table:default-cell-style-name="ce19"/>
        <table:table-column table:style-name="co8" table:default-cell-style-name="ce19"/>
        <table:table-column table:style-name="co5" table:default-cell-style-name="ce19"/>
        <table:table-column table:style-name="co1" table:number-columns-repeated="5" table:default-cell-style-name="ce19"/>
        <table:table-column table:style-name="co3" table:number-columns-repeated="16371" table:default-cell-style-name="ce19"/>
        <table:table-row table:style-name="ro1">
          <table:table-cell table:style-name="ce2" office:value-type="string" calcext:value-type="string">
            <text:p>Modelo de tiempo para Función con 2 Niveles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6" table:number-columns-repeated="2"/>
          <table:table-cell table:style-name="ce7"/>
          <table:table-cell table:number-columns-repeated="5"/>
          <table:table-cell table:style-name="ce35" office:value-type="string" calcext:value-type="string">
            <text:p>Para visualizar los datos: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 table:number-columns-repeated="2"/>
          <table:table-cell table:style-name="ce11"/>
          <table:table-cell table:number-columns-repeated="5"/>
          <table:table-cell table:style-name="ce35" office:value-type="string" calcext:value-type="string">
            <text:p>Crear, por ejemplo, gráficos bidimensionales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12"/>
          <table:table-cell table:style-name="ce13" table:number-columns-repeated="2"/>
          <table:table-cell table:style-name="ce14"/>
          <table:table-cell table:number-columns-repeated="5"/>
          <table:table-cell table:style-name="ce35" office:value-type="string" calcext:value-type="string">
            <text:p>fijando el número de hilos de un nivel y variando el otro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16" office:value-type="string" calcext:value-type="string">
            <text:p>NE =</text:p>
          </table:table-cell>
          <table:table-cell table:style-name="ce17"/>
          <table:table-cell table:number-columns-repeated="5"/>
          <table:table-cell table:style-name="ce35" table:number-columns-repeated="4"/>
          <table:table-cell table:number-columns-repeated="16371"/>
        </table:table-row>
        <table:table-row table:style-name="ro1">
          <table:table-cell table:number-columns-repeated="2"/>
          <table:table-cell table:style-name="ce38" office:value-type="string" calcext:value-type="string">
            <text:p>N =</text:p>
          </table:table-cell>
          <table:table-cell table:style-name="ce10"/>
          <table:table-cell table:number-columns-repeated="5"/>
          <table:table-cell table:style-name="ce35" office:value-type="string" calcext:value-type="string">
            <text:p>O gráficos tridimensionales…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Hilos</text:p>
          </table:table-cell>
          <table:covered-table-cell/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s2</text:span> =</text:p>
          </table:table-cell>
          <table:table-cell table:style-name="ce21"/>
          <table:table-cell/>
          <table:table-cell table:style-name="ce22" office:value-type="string" calcext:value-type="string">
            <text:p>h1</text:p>
          </table:table-cell>
          <table:table-cell table:style-name="ce22" office:value-type="string" calcext:value-type="string">
            <text:p>h2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1</text:span> =</text:p>
          </table:table-cell>
          <table:table-cell table:style-name="ce21"/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1]-[.G11])^2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2</text:span> =</text:p>
          </table:table-cell>
          <table:table-cell table:style-name="ce21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2]-[.G12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6"/>
          <table:table-cell table:style-name="ce25" table:formula="of:=+([.F13]-[.G13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6"/>
          <table:table-cell table:style-name="ce25" table:formula="of:=+([.F14]-[.G14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5]-[.G15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6]-[.G16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6"/>
          <table:table-cell table:style-name="ce25" table:formula="of:=+([.F17]-[.G17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8]-[.G18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9]-[.G19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25" office:value-type="string" calcext:value-type="string">
            <text:p>…</text:p>
          </table:table-cell>
          <table:table-cell table:number-columns-repeated="2"/>
          <table:table-cell table:style-name="ce25" office:value-type="string" calcext:value-type="string">
            <text:p>…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3"/>
          <table:table-cell table:style-name="ce35" office:value-type="string" calcext:value-type="string">
            <text:p>modificar/ampliar valores de<text:span text:style-name="T3"> h1</text:span> y<text:span text:style-name="T3"> h2</text:span> como se considere mejor</text:p>
          </table:table-cell>
          <table:table-cell table:style-name="ce41"/>
          <table:table-cell table:style-name="ce42"/>
          <table:table-cell table:style-name="ce18"/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5" table:number-columns-repeated="3"/>
          <table:table-cell table:style-name="ce26"/>
          <table:table-cell table:style-name="ce25"/>
          <table:table-cell table:number-columns-repeated="16376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43" office:value-type="string" calcext:value-type="string">
            <text:p>suma</text:p>
          </table:table-cell>
          <table:table-cell table:style-name="ce43" table:formula="of:=SUM([.H11:.H19])" office:value-type="float" office:value="0" calcext:value-type="float">
            <text:p>0</text:p>
          </table:table-cell>
          <table:table-cell table:style-name="ce45" office:value-type="string" calcext:value-type="string">
            <text:p>Celda objetivo → mínimo</text:p>
          </table:table-cell>
          <table:table-cell table:style-name="ce45"/>
          <table:table-cell table:number-columns-repeated="16374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6"/>
          <table:table-cell table:style-name="ce25"/>
          <table:table-cell table:number-columns-repeated="16376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16376"/>
        </table:table-row>
        <table:table-row table:style-name="ro1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table:style-name="ce18"/>
          <table:table-cell table:number-columns-repeated="16373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4"/>
          <table:table-cell table:style-name="ce25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7"/>
          <table:table-cell table:style-name="ce18" table:number-columns-repeated="4"/>
          <table:table-cell table:number-columns-repeated="16373"/>
        </table:table-row>
        <table:table-row table:style-name="ro1">
          <table:table-cell table:number-columns-repeated="7"/>
          <table:table-cell table:style-name="ce42" table:number-columns-repeated="2"/>
          <table:table-cell table:style-name="ce18" table:number-columns-repeated="2"/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5">
          <table:table-cell table:number-columns-repeated="4"/>
          <table:table-cell table:style-name="ce25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4"/>
          <table:table-cell table:style-name="ce25"/>
          <table:table-cell table:number-columns-repeated="16379"/>
        </table:table-row>
        <table:table-row table:style-name="ro3" table:number-rows-repeated="104852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11">
      <number:number number:decimal-places="6" number:min-decimal-places="6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1-10-27T18:19:19Z</meta:creation-date>
    <dc:date>2023-12-01T17:07:56.286000000</dc:date>
    <meta:editing-cycles>45</meta:editing-cycles>
    <meta:editing-duration>PT4H8M20S</meta:editing-duration>
    <meta:document-statistic meta:table-count="2" meta:cell-count="18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maximum="20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798cm" svg:height="12.064cm" xlink:href=".." xlink:type="simple" chart:class="chart:scatter" chart:style-name="ch1">
        <chart:title svg:x="5.937cm" svg:y="0.376cm" chart:style-name="ch2">
          <text:p>Tiempo de ejecución</text:p>
        </chart:title>
        <chart:legend chart:legend-position="end" svg:x="13.217cm" svg:y="5.537cm" style:legend-expansion="high" chart:style-name="ch3"/>
        <chart:plot-area chart:style-name="ch4" table:cell-range-address="'Modelo_1-Nivel_Paralelismo'.D10:'Modelo_1-Nivel_Paralelismo'.F20 'Modelo_1-Nivel_Paralelismo'.E9:'Modelo_1-Nivel_Paralelismo'.F9" chart:data-source-has-labels="row" svg:x="1.274cm" svg:y="1.344cm" svg:width="11.628cm" svg:height="9.55cm">
          <chart:coordinate-region svg:x="2.16cm" svg:y="1.517cm" svg:width="10.555cm" svg:height="8.783cm"/>
          <chart:axis chart:dimension="x" chart:name="primary-x" chart:style-name="ch5">
            <chart:title svg:x="6.33cm" svg:y="11.135cm" chart:style-name="ch6">
              <text:p>Num. hilos</text:p>
            </chart:title>
          </chart:axis>
          <chart:axis chart:dimension="y" chart:name="primary-y" chart:style-name="ch7">
            <chart:title svg:x="0.451cm" svg:y="6.877cm" chart:style-name="ch8">
              <text:p>Tiempo (s)</text:p>
            </chart:title>
            <chart:grid chart:style-name="ch9" chart:class="major"/>
          </chart:axis>
          <chart:series chart:style-name="ch10" chart:values-cell-range-address="'Modelo_1-Nivel_Paralelismo'.E10:'Modelo_1-Nivel_Paralelismo'.E20" chart:label-cell-address="'Modelo_1-Nivel_Paralelismo'.E9:'Modelo_1-Nivel_Paralelismo'.E9" chart:class="chart:scatter">
            <chart:domain table:cell-range-address="'Modelo_1-Nivel_Paralelismo'.D10:'Modelo_1-Nivel_Paralelismo'.D20"/>
            <chart:data-point chart:repeated="11"/>
          </chart:series>
          <chart:series chart:style-name="ch11" chart:values-cell-range-address="'Modelo_1-Nivel_Paralelismo'.F10:'Modelo_1-Nivel_Paralelismo'.F20" chart:label-cell-address="'Modelo_1-Nivel_Paralelismo'.F9:'Modelo_1-Nivel_Paralelismo'.F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experimental</text:p>
                <draw:g>
                  <svg:desc>'Modelo_1-Nivel_Paralelismo'.E9:'Modelo_1-Nivel_Paralelismo'.E9</svg:desc>
                </draw:g>
              </table:table-cell>
              <table:table-cell office:value-type="string">
                <text:p>teórico</text:p>
                <draw:g>
                  <svg:desc>'Modelo_1-Nivel_Paralelismo'.F9:'Modelo_1-Nivel_Paralelismo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1-Nivel_Paralelismo'.D10:'Modelo_1-Nivel_Paralelismo'.D20</svg:desc>
                </draw:g>
              </table:table-cell>
              <table:table-cell office:value-type="float" office:value="3.982">
                <text:p>3.982</text:p>
                <draw:g>
                  <svg:desc>'Modelo_1-Nivel_Paralelismo'.E10:'Modelo_1-Nivel_Paralelismo'.E20</svg:desc>
                </draw:g>
              </table:table-cell>
              <table:table-cell office:value-type="float" office:value="4.04798536406942">
                <text:p>4.04798536406942</text:p>
                <draw:g>
                  <svg:desc>'Modelo_1-Nivel_Paralelismo'.F10:'Modelo_1-Nivel_Paralelism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12">
                <text:p>2.112</text:p>
              </table:table-cell>
              <table:table-cell office:value-type="float" office:value="2.08358868916494">
                <text:p>2.08358868916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442">
                <text:p>1.442</text:p>
              </table:table-cell>
              <table:table-cell office:value-type="float" office:value="1.16098635884292">
                <text:p>1.16098635884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62">
                <text:p>0.762</text:p>
              </table:table-cell>
              <table:table-cell office:value-type="float" office:value="0.906426477295776">
                <text:p>0.906426477295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76">
                <text:p>0.876</text:p>
              </table:table-cell>
              <table:table-cell office:value-type="float" office:value="0.818877207942355">
                <text:p>0.818877207942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02">
                <text:p>0.802</text:p>
              </table:table-cell>
              <table:table-cell office:value-type="float" office:value="0.798132183466422">
                <text:p>0.798132183466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824">
                <text:p>0.824</text:p>
              </table:table-cell>
              <table:table-cell office:value-type="float" office:value="0.810789281429233">
                <text:p>0.810789281429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872">
                <text:p>0.872</text:p>
              </table:table-cell>
              <table:table-cell office:value-type="float" office:value="0.842533306499898">
                <text:p>0.842533306499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804">
                <text:p>0.804</text:p>
              </table:table-cell>
              <table:table-cell office:value-type="float" office:value="0.886206661012971">
                <text:p>0.886206661012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table>
      <mtr>
        <mtd>
          <msub>
            <mi>t</mi>
            <mrow>
              <mi>u</mi>
              <mrow>
                <mi>n</mi>
                <mo stretchy="false">−</mo>
                <mi>n</mi>
              </mrow>
              <mi>i</mi>
              <mi>v</mi>
              <mi>e</mi>
              <mi>l</mi>
            </mrow>
          </msub>
        </mtd>
      </mtr>
      <mtr>
        <mtd>
          <mrow/>
        </mtd>
      </mtr>
      <mtr>
        <mtd>
          <mfrac>
            <mrow>
              <mrow>
                <msub>
                  <mi>k</mi>
                  <mrow>
                    <mi>s</mi>
                    <mn>1</mn>
                  </mrow>
                </msub>
                <mo stretchy="false">⋅</mo>
                <mi>N</mi>
              </mrow>
              <mi>E</mi>
            </mrow>
            <mi>h</mi>
          </mfrac>
        </mtd>
      </mtr>
      <mtr>
        <mtd>
          <mrow>
            <mrow>
              <mo stretchy="false">+</mo>
              <mrow/>
            </mrow>
            <msub>
              <mi>k</mi>
              <mi>h</mi>
            </msub>
          </mrow>
        </mtd>
      </mtr>
      <mtr>
        <mtd>
          <mrow/>
        </mtd>
      </mtr>
      <mtr>
        <mtd>
          <mi>h</mi>
        </mtd>
      </mtr>
    </mtable>
    <annotation encoding="StarMath 5.0">t _ { u n - n i v e l } newline = newline { frac { { k _ { s 1 } cdot N E } } { h } } newline + newline k _ h newline cdot newline h</annotation>
  </semantics>
</math>
</file>

<file path=Object 3/content.xml><?xml version="1.0" encoding="utf-8"?>
<math xmlns="http://www.w3.org/1998/Math/MathML" display="block">
  <semantics>
    <mtable>
      <mtr>
        <mtd>
          <msub>
            <mi>t</mi>
            <mrow>
              <mi>d</mi>
              <mi>o</mi>
              <mrow>
                <mi>s</mi>
                <mo stretchy="false">−</mo>
                <mi>n</mi>
              </mrow>
              <mi>i</mi>
              <mi>v</mi>
              <mi>e</mi>
              <mi>l</mi>
              <mi>e</mi>
              <mi>s</mi>
            </mrow>
          </msub>
        </mtd>
      </mtr>
      <mtr>
        <mtd>
          <mrow/>
        </mtd>
      </mtr>
      <mtr>
        <mtd>
          <mfrac>
            <mrow>
              <mrow>
                <msub>
                  <mi>k</mi>
                  <mrow>
                    <mi>s</mi>
                    <mn>2</mn>
                  </mrow>
                </msub>
                <mo stretchy="false">⋅</mo>
                <mi>N</mi>
              </mrow>
              <mrow>
                <mi>E</mi>
                <mo stretchy="false">⋅</mo>
                <mi>N</mi>
              </mrow>
            </mrow>
            <mrow>
              <msub>
                <mi>h</mi>
                <mn>1</mn>
              </msub>
              <mo stretchy="false">⋅</mo>
              <msub>
                <mi>h</mi>
                <mn>2</mn>
              </msub>
            </mrow>
          </mfrac>
        </mtd>
      </mtr>
      <mtr>
        <mtd>
          <mrow>
            <mrow>
              <mo stretchy="false">+</mo>
              <mrow/>
            </mrow>
            <msub>
              <mi>k</mi>
              <mrow>
                <mi>h</mi>
                <mi>,</mi>
                <mn>1</mn>
              </mrow>
            </msub>
          </mrow>
        </mtd>
      </mtr>
      <mtr>
        <mtd>
          <mrow/>
        </mtd>
      </mtr>
      <mtr>
        <mtd>
          <msub>
            <mi>h</mi>
            <mn>1</mn>
          </msub>
        </mtd>
      </mtr>
      <mtr>
        <mtd>
          <mrow>
            <mrow>
              <mo stretchy="false">+</mo>
              <mrow/>
            </mrow>
            <msub>
              <mi>k</mi>
              <mrow>
                <mi>h</mi>
                <mi>,</mi>
                <mn>2</mn>
              </mrow>
            </msub>
          </mrow>
        </mtd>
      </mtr>
      <mtr>
        <mtd>
          <mrow/>
        </mtd>
      </mtr>
      <mtr>
        <mtd>
          <msub>
            <mi>h</mi>
            <mn>2</mn>
          </msub>
        </mtd>
      </mtr>
    </mtable>
    <annotation encoding="StarMath 5.0">t _ { d o s - n i v e l e s } newline = newline { frac { { k _ { s 2 } cdot N E cdot N } } { { h _ 1 cdot h _ 2 } } } newline + newline k _ { h , 1 } newline cdot newline h _ 1 newline + newline k _ { h , 2 } newline cdot newline h _ 2</annotation>
  </semantics>
</math>
</file>